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Calibri" fo:font-size="14pt" fo:font-style="normal" style:text-underline-style="none" fo:font-weight="normal" officeooo:rsid="0027969f" officeooo:paragraph-rsid="0027969f" style:font-size-asian="14pt" style:font-style-asian="normal" style:font-weight-asian="normal" style:font-size-complex="14pt" style:font-style-complex="normal" style:font-weight-complex="normal"/>
    </style:style>
    <style:style style:name="P2" style:family="paragraph" style:parent-style-name="Text_20_body">
      <style:paragraph-properties fo:text-align="justify" style:justify-single-word="false"/>
      <style:text-properties fo:color="#000000" style:font-name="Calibri" fo:font-size="14pt" fo:font-style="normal" style:text-underline-style="none" fo:font-weight="normal" officeooo:rsid="002d0935" officeooo:paragraph-rsid="002d0935" style:font-size-asian="14pt" style:font-style-asian="normal" style:font-weight-asian="normal" style:font-size-complex="14pt" style:font-style-complex="normal" style:font-weight-complex="normal"/>
    </style:style>
    <style:style style:name="P3" style:family="paragraph" style:parent-style-name="Text_20_body">
      <style:paragraph-properties fo:text-align="justify" style:justify-single-word="false"/>
      <style:text-properties fo:color="#000000" style:font-name="Calibri" fo:font-size="14pt" fo:font-style="normal" style:text-underline-style="none" fo:font-weight="normal" officeooo:rsid="00361f8e" officeooo:paragraph-rsid="00361f8e" style:font-size-asian="14pt" style:font-style-asian="normal" style:font-weight-asian="normal" style:font-size-complex="14pt" style:font-style-complex="normal" style:font-weight-complex="normal"/>
    </style:style>
    <style:style style:name="P4" style:family="paragraph" style:parent-style-name="Text_20_body">
      <style:paragraph-properties fo:text-align="justify" style:justify-single-word="false"/>
      <style:text-properties fo:color="#000000" style:font-name="Calibri" fo:font-size="14pt" fo:font-style="normal" style:text-underline-style="none" fo:font-weight="normal" officeooo:rsid="002e4157" officeooo:paragraph-rsid="002e4157" style:font-size-asian="14pt" style:font-style-asian="normal" style:font-weight-asian="normal" style:font-size-complex="14pt" style:font-style-complex="normal" style:font-weight-complex="normal"/>
    </style:style>
    <style:style style:name="P5" style:family="paragraph" style:parent-style-name="Text_20_body">
      <style:paragraph-properties fo:text-align="justify" style:justify-single-word="false"/>
      <style:text-properties fo:color="#000000"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officeooo:paragraph-rsid="0011bc98"/>
    </style:style>
    <style:style style:name="P7"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font-variant="normal" fo:text-transform="none" style:font-name="Open Sans" fo:font-size="10.5pt" fo:font-style="normal" fo:font-weight="normal" officeooo:rsid="00104fd2" officeooo:paragraph-rsid="0011bc98" loext:padding="0in" loext:border="none"/>
    </style:style>
    <style:style style:name="P8"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font-variant="normal" fo:text-transform="none" fo:color="#000000" style:font-name="Calibri" fo:font-size="14pt" fo:font-style="normal" style:text-underline-style="none" fo:font-weight="normal" style:font-size-asian="14pt" style:font-style-asian="normal" style:font-weight-asian="normal" style:font-size-complex="14pt" style:font-style-complex="normal" style:font-weight-complex="normal" loext:padding="0in" loext:border="none"/>
    </style:style>
    <style:style style:name="P9"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font-variant="normal" fo:text-transform="none" fo:color="#000000" style:font-name="Calibri" fo:font-size="14pt" fo:font-style="normal" style:text-underline-style="none" fo:font-weight="normal" officeooo:rsid="001abce5" officeooo:paragraph-rsid="001e681d" style:font-size-asian="14pt" style:font-style-asian="normal" style:font-weight-asian="normal" style:font-size-complex="14pt" style:font-style-complex="normal" style:font-weight-complex="normal" loext:padding="0in" loext:border="none"/>
    </style:style>
    <style:style style:name="P10"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font-variant="normal" fo:text-transform="none" fo:color="#000000" style:font-name="Calibri" fo:font-size="14pt" fo:font-style="normal" style:text-underline-style="none" fo:font-weight="normal" officeooo:rsid="001abce5" officeooo:paragraph-rsid="001abce5" style:font-size-asian="14pt" style:font-style-asian="normal" style:font-weight-asian="normal" style:font-size-complex="14pt" style:font-style-complex="normal" style:font-weight-complex="normal" loext:padding="0in" loext:border="none"/>
    </style:style>
    <style:style style:name="P11"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font-variant="normal" fo:text-transform="none" fo:color="#000000" style:font-name="Calibri" fo:font-size="14pt" fo:font-style="normal" style:text-underline-style="none" fo:font-weight="normal" officeooo:rsid="000f3eca" officeooo:paragraph-rsid="00104fd2" style:font-size-asian="14pt" style:font-style-asian="normal" style:font-weight-asian="normal" style:font-size-complex="14pt" style:font-style-complex="normal" style:font-weight-complex="normal" loext:padding="0in" loext:border="none"/>
    </style:style>
    <style:style style:name="P12"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font-variant="normal" fo:text-transform="none" fo:color="#000000" style:font-name="Calibri" fo:font-size="14pt" fo:font-style="normal" style:text-underline-style="none" fo:font-weight="normal" officeooo:rsid="00104fd2" officeooo:paragraph-rsid="0011bc98" style:font-size-asian="14pt" style:font-style-asian="normal" style:font-weight-asian="normal" style:font-size-complex="14pt" style:font-style-complex="normal" style:font-weight-complex="normal" loext:padding="0in" loext:border="none"/>
    </style:style>
    <style:style style:name="P13" style:family="paragraph" style:parent-style-name="Text_20_body">
      <style:paragraph-properties fo:margin-left="0in" fo:margin-right="0in" fo:margin-top="0in" fo:margin-bottom="0in" loext:contextual-spacing="false" style:line-height-at-least="0.1457in" fo:text-indent="0in" style:auto-text-indent="false"/>
      <style:text-properties fo:color="#000000" style:font-name="Calibri" fo:font-size="14pt" fo:font-style="normal" style:text-underline-style="none" fo:font-weight="normal" officeooo:paragraph-rsid="0011bc98" style:font-size-asian="14pt" style:font-style-asian="normal" style:font-weight-asian="normal" style:font-size-complex="14pt" style:font-style-complex="normal" style:font-weight-complex="normal"/>
    </style:style>
    <style:style style:name="P14"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color="#000000" style:font-name="Calibri" fo:font-size="14pt" fo:font-style="normal" style:text-underline-style="none" fo:font-weight="normal" officeooo:paragraph-rsid="0011bc98" style:font-size-asian="14pt" style:font-style-asian="normal" style:font-weight-asian="normal" style:font-size-complex="14pt" style:font-style-complex="normal" style:font-weight-complex="normal"/>
    </style:style>
    <style:style style:name="P15" style:family="paragraph" style:parent-style-name="Text_20_body">
      <style:paragraph-properties fo:margin-left="0in" fo:margin-right="0in" fo:margin-top="0in" fo:margin-bottom="0in" loext:contextual-spacing="false" style:line-height-at-least="0.1457in" fo:text-align="justify" style:justify-single-word="false" fo:text-indent="0in" style:auto-text-indent="false"/>
      <style:text-properties fo:color="#000000" style:font-name="Calibri" fo:font-size="14pt" fo:font-style="normal" style:text-underline-style="none" fo:font-weight="normal" officeooo:rsid="00360112" officeooo:paragraph-rsid="0037b54e" style:font-size-asian="14pt" style:font-style-asian="normal" style:font-weight-asian="normal" style:font-size-complex="14pt" style:font-style-complex="normal" style:font-weight-complex="normal"/>
    </style:style>
    <style:style style:name="P16" style:family="paragraph" style:parent-style-name="Text_20_body">
      <style:paragraph-properties fo:margin-left="0in" fo:margin-right="0in" fo:margin-top="0in" fo:margin-bottom="0in" loext:contextual-spacing="false" style:line-height-at-least="0.2602in" fo:widows="1" fo:text-indent="0in" style:auto-text-indent="false" fo:padding="0in" fo:border="none"/>
    </style:style>
    <style:style style:name="P17" style:family="paragraph" style:parent-style-name="Text_20_body">
      <style:paragraph-properties fo:margin-left="0in" fo:margin-right="0in" fo:margin-top="0in" fo:margin-bottom="0in" loext:contextual-spacing="false" style:line-height-at-least="0.2602in" fo:text-align="center" style:justify-single-word="false" fo:widows="1" fo:text-indent="0in" style:auto-text-indent="false" fo:padding="0in" fo:border="none"/>
      <style:text-properties officeooo:paragraph-rsid="003855d1"/>
    </style:style>
    <style:style style:name="P18" style:family="paragraph" style:parent-style-name="Text_20_body">
      <style:paragraph-properties fo:margin-left="0in" fo:margin-right="0in" fo:margin-top="0in" fo:margin-bottom="0in" loext:contextual-spacing="false" style:line-height-at-least="0.2602in" fo:text-align="justify" style:justify-single-word="false" fo:widows="1" fo:text-indent="0in" style:auto-text-indent="false" fo:padding="0in" fo:border="none"/>
    </style:style>
    <style:style style:name="P19" style:family="paragraph" style:parent-style-name="Text_20_body">
      <style:paragraph-properties fo:margin-left="0in" fo:margin-right="0in" fo:margin-top="0in" fo:margin-bottom="0in" loext:contextual-spacing="false" style:line-height-at-least="0.2602in" fo:text-align="justify" style:justify-single-word="false" fo:widows="1" fo:text-indent="0in" style:auto-text-indent="false" fo:padding="0in" fo:border="none"/>
      <style:text-properties officeooo:paragraph-rsid="0039edce"/>
    </style:style>
    <style:style style:name="P20" style:family="paragraph" style:parent-style-name="Text_20_body">
      <style:paragraph-properties fo:margin-left="0in" fo:margin-right="0in" fo:margin-top="0in" fo:margin-bottom="0in" loext:contextual-spacing="false" fo:line-height="170%" fo:text-align="justify" style:justify-single-word="false" fo:text-indent="0in" style:auto-text-indent="false" fo:padding="0in" fo:border="non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Heading">
      <style:paragraph-properties fo:text-align="center" style:justify-single-word="false"/>
    </style:style>
    <style:style style:name="T1" style:family="text">
      <style:text-properties fo:font-variant="normal" fo:text-transform="none" fo:color="#0000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loext:padding="0in" loext:border="none"/>
    </style:style>
    <style:style style:name="T2" style:family="text">
      <style:text-properties fo:font-variant="normal" fo:text-transform="none" fo:color="#000000" style:font-name="Calibri" fo:font-size="14pt" fo:letter-spacing="normal" fo:font-style="normal" style:text-underline-style="none" fo:font-weight="bold" style:font-size-asian="14pt" style:font-style-asian="normal" style:font-weight-asian="bold" style:font-size-complex="14pt" style:font-style-complex="normal" style:font-weight-complex="bold" loext:padding="0in" loext:border="none"/>
    </style:style>
    <style:style style:name="T3" style:family="text">
      <style:text-properties fo:font-variant="normal" fo:text-transform="none" fo:color="#000000" style:font-name="Calibri" fo:font-size="14pt" fo:letter-spacing="normal" fo:font-style="normal" style:text-underline-style="none" fo:font-weight="bold" officeooo:rsid="003855d1" style:font-size-asian="14pt" style:font-style-asian="normal" style:font-weight-asian="bold" style:font-size-complex="14pt" style:font-style-complex="normal" style:font-weight-complex="bold" loext:padding="0in" loext:border="none"/>
    </style:style>
    <style:style style:name="T4" style:family="text">
      <style:text-properties fo:font-variant="normal" fo:text-transform="none" fo:color="#000000" style:font-name="Calibri" fo:font-size="14pt" fo:font-style="normal" style:text-underline-style="none" fo:font-weight="normal" style:font-size-asian="14pt" style:font-style-asian="normal" style:font-weight-asian="normal" style:font-size-complex="14pt" style:font-style-complex="normal" style:font-weight-complex="normal" loext:padding="0in" loext:border="none"/>
    </style:style>
    <style:style style:name="T5" style:family="text">
      <style:text-properties fo:font-variant="normal" fo:text-transform="none" fo:color="#000000" style:font-name="Calibri" fo:letter-spacing="normal" fo:font-style="normal" style:text-underline-style="none" fo:font-weight="bold" officeooo:rsid="003855d1" style:font-style-asian="normal" style:font-weight-asian="bold" style:font-style-complex="normal" style:font-weight-complex="bold" loext:padding="0in" loext:border="none"/>
    </style:style>
    <style:style style:name="T6" style:family="text">
      <style:text-properties fo:font-variant="normal" fo:text-transform="none" fo:color="#000000" style:font-name="Calibri" fo:font-size="16pt" fo:letter-spacing="normal" fo:font-style="normal" style:text-underline-style="none" fo:font-weight="bold" officeooo:rsid="003855d1" style:font-size-asian="16pt" style:font-style-asian="normal" style:font-weight-asian="bold" style:font-size-complex="16pt" style:font-style-complex="normal" style:font-weight-complex="bold" loext:padding="0in" loext:border="none"/>
    </style:style>
    <style:style style:name="T7" style:family="text">
      <style:text-properties officeooo:rsid="0011bc98"/>
    </style:style>
    <style:style style:name="T8" style:family="text">
      <style:text-properties officeooo:rsid="001e681d"/>
    </style:style>
    <style:style style:name="T9" style:family="text">
      <style:text-properties officeooo:rsid="002003f0"/>
    </style:style>
    <style:style style:name="T10" style:family="text">
      <style:text-properties officeooo:rsid="00345fcc"/>
    </style:style>
    <style:style style:name="T11" style:family="text">
      <style:text-properties officeooo:rsid="00361f8e"/>
    </style:style>
    <style:style style:name="T12" style:family="text">
      <style:text-properties officeooo:rsid="0037b54e"/>
    </style:style>
    <style:style style:name="T13" style:family="text">
      <style:text-properties fo:color="#000000" style:font-name="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4" style:family="text">
      <style:text-properties fo:color="#000000"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Emphasis"><text:span text:style-name="T3"/></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3">Table of Contents</text:p>
            <text:p text:style-name="P23"/>
          </text:index-title>
          <text:p text:style-name="P21"><text:a xlink:type="simple" xlink:href="#1st Question" text:style-name="Internet_20_link" text:visited-style-name="Visited_20_Internet_20_Link">In your report, mention what you see in the agent’s behavior. Does it eventually make it to the target location?</text:a><text:tab/>2</text:p>
          <text:p text:style-name="P21"/>
          <text:p text:style-name="P21"/>
          <text:p text:style-name="P21"><text:a xlink:type="simple" xlink:href="#2nd Question" text:style-name="Internet_20_link" text:visited-style-name="Visited_20_Internet_20_Link">What changes do you notice in the agent’s behavior?</text:a><text:tab/>3</text:p>
          <text:p text:style-name="P21"/>
          <text:p text:style-name="P21"/>
          <text:p text:style-name="P21"><text:a xlink:type="simple" xlink:href="#3rd Question" text:style-name="Internet_20_link" text:visited-style-name="Visited_20_Internet_20_Link">Report what changes you made to your basic implementation of Q-Learning to achieve the final version of the agent.</text:a><text:a xlink:type="simple" xlink:href="#3rd Question" text:style-name="Internet_20_link" text:visited-style-name="Visited_20_Internet_20_Link"> </text:a><text:a xlink:type="simple" xlink:href="#3rd Question" text:style-name="Internet_20_link" text:visited-style-name="Visited_20_Internet_20_Link">How well does it perform?</text:a><text:tab/>3</text:p>
          <text:p text:style-name="P21"/>
          <text:p text:style-name="P21"/>
          <text:p text:style-name="P21"><text:a xlink:type="simple" xlink:href="#4th Question" text:style-name="Internet_20_link" text:visited-style-name="Visited_20_Internet_20_Link">Does your agent get close to finding an optimal policy, i.e. reach the destination in the minimum possible time, and not incur any penalties?</text:a><text:tab/>15</text:p>
        </text:index-body>
      </text:table-of-content>
      <text:p text:style-name="P16"/>
      <text:p text:style-name="P16"/>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8"><text:soft-page-break/><text:span text:style-name="Emphasis"><text:span text:style-name="T2"/></text:span></text:p>
      <text:p text:style-name="P19"><text:bookmark-start text:name="1st Question"/><text:toc-mark-start text:id="IMark27870668" text:outline-level="1"/><text:span text:style-name="Emphasis"><text:span text:style-name="T2">In your report, mention what you see in the agent’s behavior. Does it eventually make it to the target location?</text:span></text:span><text:bookmark-end text:name="1st Question"/><text:toc-mark-end text:id="IMark27870668"/></text:p>
      <text:p text:style-name="P5"><text:line-break/><text:span text:style-name="T8">It doesn't make it. And if does, is just luck.</text:span></text:p>
      <text:p text:style-name="P5"/>
      <text:p text:style-name="P20"><text:span text:style-name="Emphasis"><text:span text:style-name="T4">Justify why you picked these set of states, and how they model the agent and its environment.</text:span></text:span></text:p>
      <text:p text:style-name="P8"/>
      <text:p text:style-name="P9">I think that are 4 fundamental states that the car can be in at every moment regarding <text:span text:style-name="T8">the traffic rules</text:span>: green_light_can_left, green_light_cant_left, red_light_can_right, red_light_cant_right. If we combine this 4 states with the direction that the planners want us to go (forward, left <text:span text:style-name="T8">or</text:span> right), we will <text:span text:style-name="T8">end up with</text:span> 3 <text:span text:style-name="T8">new states </text:span>for <text:span text:style-name="T10">each</text:span> one of <text:span text:style-name="T10">4 fundamental traffic </text:span>states. So <text:span text:style-name="T8">appending an underscore and the name of the direction given to us by the planner to the 4 fundamental traffic states, e.g, </text:span>green_light_cant_left <text:span text:style-name="T8">+ </text:span>_forward<text:span text:style-name="T8"> , I made a list of 12 possible states </text:span>: </text:p>
      <text:p text:style-name="P10"/>
      <text:p text:style-name="P10"><text:s/>green_light_cant_left_forward,</text:p>
      <text:p text:style-name="P10"><text:s/>green_light_cant_left_left,</text:p>
      <text:p text:style-name="P10"><text:s/>green_light_cant_left_right,</text:p>
      <text:p text:style-name="P10"><text:s/>green_light_can_left_forward,</text:p>
      <text:p text:style-name="P10"><text:s/>green_light_can_left_left,</text:p>
      <text:p text:style-name="P10"><text:s/>green_light_can_left_right,</text:p>
      <text:p text:style-name="P10"><text:s/>red_light_cant_right_forward,</text:p>
      <text:p text:style-name="P10"><text:s/>red_light_cant_right_left,</text:p>
      <text:p text:style-name="P10"><text:s/>red_light_cant_right_right,</text:p>
      <text:p text:style-name="P10"><text:s/>red_light_can_right_forward,</text:p>
      <text:p text:style-name="P10"><text:s/>red_light_can_right_left,</text:p>
      <text:p text:style-name="P10"><text:s/>red_light_can_right_right</text:p>
      <text:p text:style-name="P11"/>
      <text:p text:style-name="P12">They define the possible states where the car can be in any intersection. The current state depends on the values of the inputs, therefore the state can change with the time. I think they model the world correctly since it is true that the <text:span text:style-name="T10">state </text:span>changes <text:span text:style-name="T7">with time in a way that a decision taken at the same location might be good in time T but bad in time T+1, depending on the traffic and light states.</text:span></text:p>
      <text:p text:style-name="P12"/>
      <text:p text:style-name="P12"/>
      <text:p text:style-name="P7"><text:bookmark-start text:name="2nd Question"/><text:soft-page-break/><text:toc-mark-start text:id="IMark27870668" text:outline-level="1"/><text:span text:style-name="Emphasis"><text:span text:style-name="T13">What changes do you notice in the agent’s behavior?</text:span></text:span><text:bookmark-end text:name="2nd Question"/><text:toc-mark-end text:id="IMark27870668"/></text:p>
      <text:p text:style-name="P5"><text:line-break/><text:span text:style-name="T9">It makes decisions that make sense after a couple of steps. Also, it learns how avoid accidents if you give it enough time. It reaches the destination every time, without having to wait a lot of time (in less than 25 steps). </text:span></text:p>
      <text:p text:style-name="P14"/>
      <text:p text:style-name="P14"><text:bookmark-start text:name="3rd Question"/></text:p>
      <text:p text:style-name="P6"><text:toc-mark-start text:id="IMark27870668" text:outline-level="1"/><text:span text:style-name="Emphasis"><text:span text:style-name="T2">Report what changes you made to your basic implementation of Q-Learning to achieve the final version of the agent.</text:span></text:span><text:span text:style-name="Emphasis"><text:span text:style-name="T1"> </text:span></text:span><text:span text:style-name="Emphasis"><text:span text:style-name="T2">How well does it perform?</text:span></text:span><text:bookmark-end text:name="3rd Question"/><text:toc-mark-end text:id="IMark27870668"/></text:p>
      <text:p text:style-name="P5"/>
      <text:p text:style-name="P1">I changed the values of alpha and the learning <text:span text:style-name="T11">and run the 20 trial per each combination of parameters. I compared the metrics of each pair of parameters and choose the one I consider the best.</text:span></text:p>
      <text:p text:style-name="P1"/>
      <text:p text:style-name="P2">The values that I used:</text:p>
      <text:p text:style-name="P2"/>
      <text:p text:style-name="P2">self.alpha_vals = [0.8, 0.5, 0.1, 0.01, 0.001, 0]</text:p>
      <text:p text:style-name="P2">self.learning_rate_vals = [1, 0.8, 0.5, 0.3, 0.1, 0]</text:p>
      <text:p text:style-name="P3"/>
      <text:p text:style-name="P3">The combination of parameters I choose were : Alpha=0.5, learning_rate=0.3. I choose these <text:span text:style-name="T12">values</text:span> because they produced the least value for the "Invalid Steps with params / Steps with params". This metric means the percentage of steps the algorithm took that had a negative reward in relation to all the steps it took. Also with these <text:span text:style-name="T12">values</text:span>, all the runs ended in positive net rewards <text:span text:style-name="T12">and it was capable of getting to the destination on time</text:span> 90% <text:span text:style-name="T12">of the time</text:span>.</text:p>
      <text:p text:style-name="P3"/>
      <text:p text:style-name="P3"><text:span text:style-name="T12">This is a list with all </text:span>the results (long scroll):</text:p>
      <text:p text:style-name="P3"/>
      <text:p text:style-name="P3">**************************************************</text:p>
      <text:p text:style-name="P3">328 Steps completed for params Alpha=0.8, learning_rate=1 : </text:p>
      <text:p text:style-name="P3">Net Reward Postive Runs/ Runs with params : 0.952380952381</text:p>
      <text:p text:style-name="P3">Invalid Steps with params / Steps with params: 0.344512195122</text:p>
      <text:p text:style-name="P3">Invalid Steps after policy learnt / Steps with params: 0.351170568562</text:p>
      <text:p text:style-name="P3"><text:soft-page-break/>In time / All runs: 0.952380952381</text:p>
      <text:p text:style-name="P3">Steps before in time: 29</text:p>
      <text:p text:style-name="P3">Runs before in time: 1</text:p>
      <text:p text:style-name="P3">Percentage of runs not in time: 0.047619047619</text:p>
      <text:p text:style-name="P3">**************************************************</text:p>
      <text:p text:style-name="P3">280 Steps completed for params Alpha=0.8, learning_rate=0.8 : </text:p>
      <text:p text:style-name="P3">Net Reward Postive Runs/ Runs with params : 1.0</text:p>
      <text:p text:style-name="P3">Invalid Steps with params / Steps with params: 0.310714285714</text:p>
      <text:p text:style-name="P3">Invalid Steps after policy learnt / Steps with params: 0.324324324324</text:p>
      <text:p text:style-name="P3">In time / All runs: 0.95</text:p>
      <text:p text:style-name="P3">Steps before in time: 21</text:p>
      <text:p text:style-name="P3">Runs before in time: 1</text:p>
      <text:p text:style-name="P3">Percentage of runs not in time: 0.05</text:p>
      <text:p text:style-name="P3">**************************************************</text:p>
      <text:p text:style-name="P3">273 Steps completed for params Alpha=0.8, learning_rate=0.5 : </text:p>
      <text:p text:style-name="P3">Net Reward Postive Runs/ Runs with params : 1.0</text:p>
      <text:p text:style-name="P3">Invalid Steps with params / Steps with params: 0.311355311355</text:p>
      <text:p text:style-name="P3">Invalid Steps after policy learnt / Steps with params: 0.336032388664</text:p>
      <text:p text:style-name="P3">In time / All runs: 1.0</text:p>
      <text:p text:style-name="P3">Steps before in time: 26</text:p>
      <text:p text:style-name="P3">Runs before in time: 1</text:p>
      <text:p text:style-name="P3">Percentage of runs not in time: 0.05</text:p>
      <text:p text:style-name="P3">**************************************************</text:p>
      <text:p text:style-name="P3">235 Steps completed for params Alpha=0.8, learning_rate=0.3 : </text:p>
      <text:p text:style-name="P3">Net Reward Postive Runs/ Runs with params : 1.0</text:p>
      <text:p text:style-name="P3">Invalid Steps with params / Steps with params: 0.314893617021</text:p>
      <text:p text:style-name="P3">Invalid Steps after policy learnt / Steps with params: 0.383783783784</text:p>
      <text:p text:style-name="P3">In time / All runs: 0.95</text:p>
      <text:p text:style-name="P3">Steps before in time: 50</text:p>
      <text:p text:style-name="P3"><text:soft-page-break/>Runs before in time: 1</text:p>
      <text:p text:style-name="P3">Percentage of runs not in time: 0.05</text:p>
      <text:p text:style-name="P3">**************************************************</text:p>
      <text:p text:style-name="P3">291 Steps completed for params Alpha=0.8, learning_rate=0.1 : </text:p>
      <text:p text:style-name="P3">Net Reward Postive Runs/ Runs with params : 1.0</text:p>
      <text:p text:style-name="P3">Invalid Steps with params / Steps with params: 0.340206185567</text:p>
      <text:p text:style-name="P3">Invalid Steps after policy learnt / Steps with params: 0.385245901639</text:p>
      <text:p text:style-name="P3">In time / All runs: 0.95</text:p>
      <text:p text:style-name="P3">Steps before in time: 47</text:p>
      <text:p text:style-name="P3">Runs before in time: 1</text:p>
      <text:p text:style-name="P3">Percentage of runs not in time: 0.05</text:p>
      <text:p text:style-name="P3">**************************************************</text:p>
      <text:p text:style-name="P3">306 Steps completed for params Alpha=0.8, learning_rate=0 : </text:p>
      <text:p text:style-name="P3">Net Reward Postive Runs/ Runs with params : 1.0</text:p>
      <text:p text:style-name="P3">Invalid Steps with params / Steps with params: 0.483660130719</text:p>
      <text:p text:style-name="P3">Invalid Steps after policy learnt / Steps with params: 0.496402877698</text:p>
      <text:p text:style-name="P3">In time / All runs: 0.95</text:p>
      <text:p text:style-name="P3">Steps before in time: 28</text:p>
      <text:p text:style-name="P3">Runs before in time: 1</text:p>
      <text:p text:style-name="P3">Percentage of runs not in time: 0.05</text:p>
      <text:p text:style-name="P3">**************************************************</text:p>
      <text:p text:style-name="P3">362 Steps completed for params Alpha=0.5, learning_rate=1 : </text:p>
      <text:p text:style-name="P3">Net Reward Postive Runs/ Runs with params : 0.95</text:p>
      <text:p text:style-name="P3">Invalid Steps with params / Steps with params: 0.406077348066</text:p>
      <text:p text:style-name="P3">Invalid Steps after policy learnt / Steps with params: 0.313725490196</text:p>
      <text:p text:style-name="P3">In time / All runs: 0.95</text:p>
      <text:p text:style-name="P3">Steps before in time: 158</text:p>
      <text:p text:style-name="P3">Runs before in time: 1</text:p>
      <text:p text:style-name="P3">Percentage of runs not in time: 0.05</text:p>
      <text:p text:style-name="P3"><text:soft-page-break/>**************************************************</text:p>
      <text:p text:style-name="P3">291 Steps completed for params Alpha=0.5, learning_rate=0.8 : </text:p>
      <text:p text:style-name="P3">Net Reward Postive Runs/ Runs with params : 1.0</text:p>
      <text:p text:style-name="P3">Invalid Steps with params / Steps with params: 0.343642611684</text:p>
      <text:p text:style-name="P3">Invalid Steps after policy learnt / Steps with params: 0.370212765957</text:p>
      <text:p text:style-name="P3">In time / All runs: 1.0</text:p>
      <text:p text:style-name="P3">Steps before in time: 56</text:p>
      <text:p text:style-name="P3">Runs before in time: 1</text:p>
      <text:p text:style-name="P3">Percentage of runs not in time: 0.05</text:p>
      <text:p text:style-name="P3">**************************************************</text:p>
      <text:p text:style-name="P3">316 Steps completed for params Alpha=0.5, learning_rate=0.5 : </text:p>
      <text:p text:style-name="P3">Net Reward Postive Runs/ Runs with params : 1.0</text:p>
      <text:p text:style-name="P3">Invalid Steps with params / Steps with params: 0.344936708861</text:p>
      <text:p text:style-name="P3">Invalid Steps after policy learnt / Steps with params: 0.358156028369</text:p>
      <text:p text:style-name="P3">In time / All runs: 0.95</text:p>
      <text:p text:style-name="P3">Steps before in time: 34</text:p>
      <text:p text:style-name="P3">Runs before in time: 1</text:p>
      <text:p text:style-name="P3">Percentage of runs not in time: 0.05</text:p>
      <text:p text:style-name="P3">**************************************************</text:p>
      <text:p text:style-name="P3">367 Steps completed for params Alpha=0.5, learning_rate=0.3 : </text:p>
      <text:p text:style-name="P3">Net Reward Postive Runs/ Runs with params : 1.0</text:p>
      <text:p text:style-name="P3">Invalid Steps with params / Steps with params: 0.307901907357</text:p>
      <text:p text:style-name="P3">Invalid Steps after policy learnt / Steps with params: 0.323699421965</text:p>
      <text:p text:style-name="P3">In time / All runs: 0.9</text:p>
      <text:p text:style-name="P3">Steps before in time: 21</text:p>
      <text:p text:style-name="P3">Runs before in time: 1</text:p>
      <text:p text:style-name="P3">Percentage of runs not in time: 0.05</text:p>
      <text:p text:style-name="P3">**************************************************</text:p>
      <text:p text:style-name="P3">303 Steps completed for params Alpha=0.5, learning_rate=0.1 : </text:p>
      <text:p text:style-name="P3"><text:soft-page-break/>Net Reward Postive Runs/ Runs with params : 1.0</text:p>
      <text:p text:style-name="P3">Invalid Steps with params / Steps with params: 0.359735973597</text:p>
      <text:p text:style-name="P3">Invalid Steps after policy learnt / Steps with params: 0.363957597173</text:p>
      <text:p text:style-name="P3">In time / All runs: 0.95</text:p>
      <text:p text:style-name="P3">Steps before in time: 20</text:p>
      <text:p text:style-name="P3">Runs before in time: 1</text:p>
      <text:p text:style-name="P3">Percentage of runs not in time: 0.05</text:p>
      <text:p text:style-name="P3">**************************************************</text:p>
      <text:p text:style-name="P3">239 Steps completed for params Alpha=0.5, learning_rate=0 : </text:p>
      <text:p text:style-name="P3">Net Reward Postive Runs/ Runs with params : 1.0</text:p>
      <text:p text:style-name="P3">Invalid Steps with params / Steps with params: 0.506276150628</text:p>
      <text:p text:style-name="P3">Invalid Steps after policy learnt / Steps with params: 0.542452830189</text:p>
      <text:p text:style-name="P3">In time / All runs: 1.0</text:p>
      <text:p text:style-name="P3">Steps before in time: 27</text:p>
      <text:p text:style-name="P3">Runs before in time: 1</text:p>
      <text:p text:style-name="P3">Percentage of runs not in time: 0.05</text:p>
      <text:p text:style-name="P3">**************************************************</text:p>
      <text:p text:style-name="P3">241 Steps completed for params Alpha=0.1, learning_rate=1 : </text:p>
      <text:p text:style-name="P3">Net Reward Postive Runs/ Runs with params : 1.0</text:p>
      <text:p text:style-name="P3">Invalid Steps with params / Steps with params: 0.452282157676</text:p>
      <text:p text:style-name="P3">Invalid Steps after policy learnt / Steps with params: 0.467889908257</text:p>
      <text:p text:style-name="P3">In time / All runs: 1.0</text:p>
      <text:p text:style-name="P3">Steps before in time: 23</text:p>
      <text:p text:style-name="P3">Runs before in time: 1</text:p>
      <text:p text:style-name="P3">Percentage of runs not in time: 0.05</text:p>
      <text:p text:style-name="P3">**************************************************</text:p>
      <text:p text:style-name="P3">255 Steps completed for params Alpha=0.1, learning_rate=0.8 : </text:p>
      <text:p text:style-name="P3">Net Reward Postive Runs/ Runs with params : 1.0</text:p>
      <text:p text:style-name="P3">Invalid Steps with params / Steps with params: 0.517647058824</text:p>
      <text:p text:style-name="P3"><text:soft-page-break/>Invalid Steps after policy learnt / Steps with params: 0.557939914163</text:p>
      <text:p text:style-name="P3">In time / All runs: 1.0</text:p>
      <text:p text:style-name="P3">Steps before in time: 22</text:p>
      <text:p text:style-name="P3">Runs before in time: 1</text:p>
      <text:p text:style-name="P3">Percentage of runs not in time: 0.05</text:p>
      <text:p text:style-name="P3">**************************************************</text:p>
      <text:p text:style-name="P3">266 Steps completed for params Alpha=0.1, learning_rate=0.5 : </text:p>
      <text:p text:style-name="P3">Net Reward Postive Runs/ Runs with params : 1.0</text:p>
      <text:p text:style-name="P3">Invalid Steps with params / Steps with params: 0.5</text:p>
      <text:p text:style-name="P3">Invalid Steps after policy learnt / Steps with params: 0.512295081967</text:p>
      <text:p text:style-name="P3">In time / All runs: 1.0</text:p>
      <text:p text:style-name="P3">Steps before in time: 22</text:p>
      <text:p text:style-name="P3">Runs before in time: 1</text:p>
      <text:p text:style-name="P3">Percentage of runs not in time: 0.05</text:p>
      <text:p text:style-name="P3">**************************************************</text:p>
      <text:p text:style-name="P3">275 Steps completed for params Alpha=0.1, learning_rate=0.3 : </text:p>
      <text:p text:style-name="P3">Net Reward Postive Runs/ Runs with params : 1.0</text:p>
      <text:p text:style-name="P3">Invalid Steps with params / Steps with params: 0.538181818182</text:p>
      <text:p text:style-name="P3">Invalid Steps after policy learnt / Steps with params: 0.562992125984</text:p>
      <text:p text:style-name="P3">In time / All runs: 1.0</text:p>
      <text:p text:style-name="P3">Steps before in time: 21</text:p>
      <text:p text:style-name="P3">Runs before in time: 1</text:p>
      <text:p text:style-name="P3">Percentage of runs not in time: 0.05</text:p>
      <text:p text:style-name="P3">**************************************************</text:p>
      <text:p text:style-name="P3">249 Steps completed for params Alpha=0.1, learning_rate=0.1 : </text:p>
      <text:p text:style-name="P3">Net Reward Postive Runs/ Runs with params : 1.0</text:p>
      <text:p text:style-name="P3">Invalid Steps with params / Steps with params: 0.566265060241</text:p>
      <text:p text:style-name="P3">Invalid Steps after policy learnt / Steps with params: 0.581196581197</text:p>
      <text:p text:style-name="P3">In time / All runs: 1.0</text:p>
      <text:p text:style-name="P3"><text:soft-page-break/>Steps before in time: 15</text:p>
      <text:p text:style-name="P3">Runs before in time: 1</text:p>
      <text:p text:style-name="P3">Percentage of runs not in time: 0.05</text:p>
      <text:p text:style-name="P3">**************************************************</text:p>
      <text:p text:style-name="P3">221 Steps completed for params Alpha=0.1, learning_rate=0 : </text:p>
      <text:p text:style-name="P3">Net Reward Postive Runs/ Runs with params : 1.0</text:p>
      <text:p text:style-name="P3">Invalid Steps with params / Steps with params: 0.461538461538</text:p>
      <text:p text:style-name="P3">Invalid Steps after policy learnt / Steps with params: 0.502564102564</text:p>
      <text:p text:style-name="P3">In time / All runs: 1.0</text:p>
      <text:p text:style-name="P3">Steps before in time: 26</text:p>
      <text:p text:style-name="P3">Runs before in time: 1</text:p>
      <text:p text:style-name="P3">Percentage of runs not in time: 0.05</text:p>
      <text:p text:style-name="P3">**************************************************</text:p>
      <text:p text:style-name="P3">239 Steps completed for params Alpha=0.01, learning_rate=1 : </text:p>
      <text:p text:style-name="P3">Net Reward Postive Runs/ Runs with params : 1.0</text:p>
      <text:p text:style-name="P3">Invalid Steps with params / Steps with params: 0.531380753138</text:p>
      <text:p text:style-name="P3">Invalid Steps after policy learnt / Steps with params: 0.550660792952</text:p>
      <text:p text:style-name="P3">In time / All runs: 1.0</text:p>
      <text:p text:style-name="P3">Steps before in time: 12</text:p>
      <text:p text:style-name="P3">Runs before in time: 1</text:p>
      <text:p text:style-name="P3">Percentage of runs not in time: 0.05</text:p>
      <text:p text:style-name="P3">**************************************************</text:p>
      <text:p text:style-name="P3">225 Steps completed for params Alpha=0.01, learning_rate=0.8 : </text:p>
      <text:p text:style-name="P3">Net Reward Postive Runs/ Runs with params : 1.0</text:p>
      <text:p text:style-name="P3">Invalid Steps with params / Steps with params: 0.493333333333</text:p>
      <text:p text:style-name="P3">Invalid Steps after policy learnt / Steps with params: 0.522613065327</text:p>
      <text:p text:style-name="P3">In time / All runs: 1.0</text:p>
      <text:p text:style-name="P3">Steps before in time: 26</text:p>
      <text:p text:style-name="P3">Runs before in time: 1</text:p>
      <text:p text:style-name="P3"><text:soft-page-break/>Percentage of runs not in time: 0.05</text:p>
      <text:p text:style-name="P3">**************************************************</text:p>
      <text:p text:style-name="P3">252 Steps completed for params Alpha=0.01, learning_rate=0.5 : </text:p>
      <text:p text:style-name="P3">Net Reward Postive Runs/ Runs with params : 1.0</text:p>
      <text:p text:style-name="P3">Invalid Steps with params / Steps with params: 0.535714285714</text:p>
      <text:p text:style-name="P3">Invalid Steps after policy learnt / Steps with params: 0.543103448276</text:p>
      <text:p text:style-name="P3">In time / All runs: 1.0</text:p>
      <text:p text:style-name="P3">Steps before in time: 20</text:p>
      <text:p text:style-name="P3">Runs before in time: 1</text:p>
      <text:p text:style-name="P3">Percentage of runs not in time: 0.05</text:p>
      <text:p text:style-name="P3">**************************************************</text:p>
      <text:p text:style-name="P3">272 Steps completed for params Alpha=0.01, learning_rate=0.3 : </text:p>
      <text:p text:style-name="P3">Net Reward Postive Runs/ Runs with params : 1.0</text:p>
      <text:p text:style-name="P3">Invalid Steps with params / Steps with params: 0.525735294118</text:p>
      <text:p text:style-name="P3">Invalid Steps after policy learnt / Steps with params: 0.54693877551</text:p>
      <text:p text:style-name="P3">In time / All runs: 1.0</text:p>
      <text:p text:style-name="P3">Steps before in time: 27</text:p>
      <text:p text:style-name="P3">Runs before in time: 1</text:p>
      <text:p text:style-name="P3">Percentage of runs not in time: 0.05</text:p>
      <text:p text:style-name="P3">**************************************************</text:p>
      <text:p text:style-name="P3">245 Steps completed for params Alpha=0.01, learning_rate=0.1 : </text:p>
      <text:p text:style-name="P3">Net Reward Postive Runs/ Runs with params : 1.0</text:p>
      <text:p text:style-name="P3">Invalid Steps with params / Steps with params: 0.497959183673</text:p>
      <text:p text:style-name="P3">Invalid Steps after policy learnt / Steps with params: 0.54128440367</text:p>
      <text:p text:style-name="P3">In time / All runs: 1.0</text:p>
      <text:p text:style-name="P3">Steps before in time: 27</text:p>
      <text:p text:style-name="P3">Runs before in time: 1</text:p>
      <text:p text:style-name="P3">Percentage of runs not in time: 0.05</text:p>
      <text:p text:style-name="P3">**************************************************</text:p>
      <text:p text:style-name="P3"><text:soft-page-break/>221 Steps completed for params Alpha=0.01, learning_rate=0 : </text:p>
      <text:p text:style-name="P3">Net Reward Postive Runs/ Runs with params : 1.0</text:p>
      <text:p text:style-name="P3">Invalid Steps with params / Steps with params: 0.524886877828</text:p>
      <text:p text:style-name="P3">Invalid Steps after policy learnt / Steps with params: 0.544554455446</text:p>
      <text:p text:style-name="P3">In time / All runs: 1.0</text:p>
      <text:p text:style-name="P3">Steps before in time: 19</text:p>
      <text:p text:style-name="P3">Runs before in time: 1</text:p>
      <text:p text:style-name="P3">Percentage of runs not in time: 0.05</text:p>
      <text:p text:style-name="P3">**************************************************</text:p>
      <text:p text:style-name="P3">257 Steps completed for params Alpha=0.001, learning_rate=1 : </text:p>
      <text:p text:style-name="P3">Net Reward Postive Runs/ Runs with params : 1.0</text:p>
      <text:p text:style-name="P3">Invalid Steps with params / Steps with params: 0.548638132296</text:p>
      <text:p text:style-name="P3">Invalid Steps after policy learnt / Steps with params: 0.572033898305</text:p>
      <text:p text:style-name="P3">In time / All runs: 1.0</text:p>
      <text:p text:style-name="P3">Steps before in time: 21</text:p>
      <text:p text:style-name="P3">Runs before in time: 1</text:p>
      <text:p text:style-name="P3">Percentage of runs not in time: 0.05</text:p>
      <text:p text:style-name="P3">**************************************************</text:p>
      <text:p text:style-name="P3">264 Steps completed for params Alpha=0.001, learning_rate=0.8 : </text:p>
      <text:p text:style-name="P3">Net Reward Postive Runs/ Runs with params : 1.0</text:p>
      <text:p text:style-name="P3">Invalid Steps with params / Steps with params: 0.534090909091</text:p>
      <text:p text:style-name="P3">Invalid Steps after policy learnt / Steps with params: 0.558333333333</text:p>
      <text:p text:style-name="P3">In time / All runs: 1.0</text:p>
      <text:p text:style-name="P3">Steps before in time: 24</text:p>
      <text:p text:style-name="P3">Runs before in time: 1</text:p>
      <text:p text:style-name="P3">Percentage of runs not in time: 0.05</text:p>
      <text:p text:style-name="P3">**************************************************</text:p>
      <text:p text:style-name="P3">230 Steps completed for params Alpha=0.001, learning_rate=0.5 : </text:p>
      <text:p text:style-name="P3">Net Reward Postive Runs/ Runs with params : 1.0</text:p>
      <text:p text:style-name="P3"><text:soft-page-break/>Invalid Steps with params / Steps with params: 0.486956521739</text:p>
      <text:p text:style-name="P3">Invalid Steps after policy learnt / Steps with params: 0.513888888889</text:p>
      <text:p text:style-name="P3">In time / All runs: 1.0</text:p>
      <text:p text:style-name="P3">Steps before in time: 14</text:p>
      <text:p text:style-name="P3">Runs before in time: 1</text:p>
      <text:p text:style-name="P3">Percentage of runs not in time: 0.05</text:p>
      <text:p text:style-name="P3">**************************************************</text:p>
      <text:p text:style-name="P3">258 Steps completed for params Alpha=0.001, learning_rate=0.3 : </text:p>
      <text:p text:style-name="P3">Net Reward Postive Runs/ Runs with params : 1.0</text:p>
      <text:p text:style-name="P3">Invalid Steps with params / Steps with params: 0.484496124031</text:p>
      <text:p text:style-name="P3">Invalid Steps after policy learnt / Steps with params: 0.510548523207</text:p>
      <text:p text:style-name="P3">In time / All runs: 1.0</text:p>
      <text:p text:style-name="P3">Steps before in time: 21</text:p>
      <text:p text:style-name="P3">Runs before in time: 1</text:p>
      <text:p text:style-name="P3">Percentage of runs not in time: 0.05</text:p>
      <text:p text:style-name="P3">**************************************************</text:p>
      <text:p text:style-name="P3">240 Steps completed for params Alpha=0.001, learning_rate=0.1 : </text:p>
      <text:p text:style-name="P3">Net Reward Postive Runs/ Runs with params : 1.0</text:p>
      <text:p text:style-name="P3">Invalid Steps with params / Steps with params: 0.483333333333</text:p>
      <text:p text:style-name="P3">Invalid Steps after policy learnt / Steps with params: 0.50462962963</text:p>
      <text:p text:style-name="P3">In time / All runs: 1.0</text:p>
      <text:p text:style-name="P3">Steps before in time: 24</text:p>
      <text:p text:style-name="P3">Runs before in time: 1</text:p>
      <text:p text:style-name="P3">Percentage of runs not in time: 0.05</text:p>
      <text:p text:style-name="P3">**************************************************</text:p>
      <text:p text:style-name="P3">251 Steps completed for params Alpha=0.001, learning_rate=0 : </text:p>
      <text:p text:style-name="P3">Net Reward Postive Runs/ Runs with params : 1.0</text:p>
      <text:p text:style-name="P3">Invalid Steps with params / Steps with params: 0.513944223108</text:p>
      <text:p text:style-name="P3">Invalid Steps after policy learnt / Steps with params: 0.556074766355</text:p>
      <text:p text:style-name="P3"><text:soft-page-break/>In time / All runs: 1.0</text:p>
      <text:p text:style-name="P3">Steps before in time: 37</text:p>
      <text:p text:style-name="P3">Runs before in time: 1</text:p>
      <text:p text:style-name="P3">Percentage of runs not in time: 0.05</text:p>
      <text:p text:style-name="P3">**************************************************</text:p>
      <text:p text:style-name="P3">239 Steps completed for params Alpha=0, learning_rate=1 : </text:p>
      <text:p text:style-name="P3">Net Reward Postive Runs/ Runs with params : 1.0</text:p>
      <text:p text:style-name="P3">Invalid Steps with params / Steps with params: 0.510460251046</text:p>
      <text:p text:style-name="P3">Invalid Steps after policy learnt / Steps with params: 0.536697247706</text:p>
      <text:p text:style-name="P3">In time / All runs: 1.0</text:p>
      <text:p text:style-name="P3">Steps before in time: 21</text:p>
      <text:p text:style-name="P3">Runs before in time: 1</text:p>
      <text:p text:style-name="P3">Percentage of runs not in time: 0.05</text:p>
      <text:p text:style-name="P3">**************************************************</text:p>
      <text:p text:style-name="P3">231 Steps completed for params Alpha=0, learning_rate=0.8 : </text:p>
      <text:p text:style-name="P3">Net Reward Postive Runs/ Runs with params : 1.0</text:p>
      <text:p text:style-name="P3">Invalid Steps with params / Steps with params: 0.510822510823</text:p>
      <text:p text:style-name="P3">Invalid Steps after policy learnt / Steps with params: 0.543269230769</text:p>
      <text:p text:style-name="P3">In time / All runs: 1.0</text:p>
      <text:p text:style-name="P3">Steps before in time: 23</text:p>
      <text:p text:style-name="P3">Runs before in time: 1</text:p>
      <text:p text:style-name="P3">Percentage of runs not in time: 0.05</text:p>
      <text:p text:style-name="P3">**************************************************</text:p>
      <text:p text:style-name="P3">261 Steps completed for params Alpha=0, learning_rate=0.5 : </text:p>
      <text:p text:style-name="P3">Net Reward Postive Runs/ Runs with params : 1.0</text:p>
      <text:p text:style-name="P3">Invalid Steps with params / Steps with params: 0.486590038314</text:p>
      <text:p text:style-name="P3">Invalid Steps after policy learnt / Steps with params: 0.497816593886</text:p>
      <text:p text:style-name="P3">In time / All runs: 1.0</text:p>
      <text:p text:style-name="P3">Steps before in time: 32</text:p>
      <text:p text:style-name="P3"><text:soft-page-break/>Runs before in time: 1</text:p>
      <text:p text:style-name="P3">Percentage of runs not in time: 0.05</text:p>
      <text:p text:style-name="P3">**************************************************</text:p>
      <text:p text:style-name="P3">212 Steps completed for params Alpha=0, learning_rate=0.3 : </text:p>
      <text:p text:style-name="P3">Net Reward Postive Runs/ Runs with params : 1.0</text:p>
      <text:p text:style-name="P3">Invalid Steps with params / Steps with params: 0.452830188679</text:p>
      <text:p text:style-name="P3">Invalid Steps after policy learnt / Steps with params: 0.477386934673</text:p>
      <text:p text:style-name="P3">In time / All runs: 1.0</text:p>
      <text:p text:style-name="P3">Steps before in time: 13</text:p>
      <text:p text:style-name="P3">Runs before in time: 1</text:p>
      <text:p text:style-name="P3">Percentage of runs not in time: 0.05</text:p>
      <text:p text:style-name="P3">**************************************************</text:p>
      <text:p text:style-name="P3">237 Steps completed for params Alpha=0, learning_rate=0.1 : </text:p>
      <text:p text:style-name="P3">Net Reward Postive Runs/ Runs with params : 1.0</text:p>
      <text:p text:style-name="P3">Invalid Steps with params / Steps with params: 0.523206751055</text:p>
      <text:p text:style-name="P3">Invalid Steps after policy learnt / Steps with params: 0.559241706161</text:p>
      <text:p text:style-name="P3">In time / All runs: 1.0</text:p>
      <text:p text:style-name="P3">Steps before in time: 26</text:p>
      <text:p text:style-name="P3">Runs before in time: 1</text:p>
      <text:p text:style-name="P3">Percentage of runs not in time: 0.05</text:p>
      <text:p text:style-name="P3">**************************************************</text:p>
      <text:p text:style-name="P3">243 Steps completed for params Alpha=0, learning_rate=0 : </text:p>
      <text:p text:style-name="P3">Net Reward Postive Runs/ Runs with params : 1.0</text:p>
      <text:p text:style-name="P3">Invalid Steps with params / Steps with params: 0.481481481481</text:p>
      <text:p text:style-name="P3">Invalid Steps after policy learnt / Steps with params: 0.5</text:p>
      <text:p text:style-name="P3">In time / All runs: 1.0</text:p>
      <text:p text:style-name="P3">Steps before in time: 13</text:p>
      <text:p text:style-name="P3">Runs before in time: 1</text:p>
      <text:p text:style-name="P3">Percentage of runs not in time: 0.05</text:p>
      <text:p text:style-name="P4"><text:soft-page-break/></text:p>
      <text:p text:style-name="P4"/>
      <text:p text:style-name="P6"><text:bookmark-start text:name="4th Question"/><text:toc-mark-start text:id="IMark27870668" text:outline-level="1"/><text:span text:style-name="Emphasis"><text:span text:style-name="T2">Does your agent get close to finding an optimal policy, i.e. reach the destination in the minimum possible time, and not incur any penalties?</text:span></text:span><text:span text:style-name="T14"> </text:span><text:bookmark-end text:name="4th Question"/><text:toc-mark-end text:id="IMark27870668"/></text:p>
      <text:p text:style-name="P14"/>
      <text:p text:style-name="P15">The optimal policy would be the one that gets in time to the destination <text:span text:style-name="T12">100% of the time </text:span>without <text:span text:style-name="T12">making </text:span>any <text:span text:style-name="T12">step with </text:span>negative reward. <text:span text:style-name="T12">After my agent </text:span>learn<text:span text:style-name="T12">ed</text:span> <text:span text:style-name="T12">how to make it in time to the destination (after the frist trial on time), it was able to get in time to the destination 100% of the time and the percentage steps with negative rewards was 32.37%. In conclution, the policy learnt by my agend was not the optimal policy, but it does the job of getting you to the destination in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H12M51S</meta:editing-duration>
    <meta:editing-cycles>23</meta:editing-cycles>
    <meta:generator>LibreOffice/5.0.6.3$Windows_x86 LibreOffice_project/490fc03b25318460cfc54456516ea2519c11d1aa</meta:generator>
    <dc:date>2016-07-05T22:57:10.996000000</dc:date>
    <meta:document-statistic meta:table-count="0" meta:image-count="0" meta:object-count="0" meta:page-count="15" meta:paragraph-count="357" meta:word-count="2815" meta:character-count="18099" meta:non-whitespace-character-count="15588"/>
    <meta:user-defined meta:name="Info 1"/>
    <meta:user-defined meta:name="Info 2"/>
    <meta:user-defined meta:name="Info 3"/>
    <meta:user-defined meta:name="Info 4"/>
  </office:meta>
</office:document-meta>
</file>